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position="0% 100%" style:font-name="Times New Roman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  <style:style style:name="T7" style:family="text">
      <style:text-properties style:text-line-through-style="none" style:font-name="Times New Roman1" style:text-underline-style="none"/>
    </style:style>
    <style:style style:name="T8" style:family="text">
      <style:text-properties style:text-line-through-style="none" style:font-name="Times New Roman" style:text-underline-style="none"/>
    </style:style>
    <style:style style:name="T9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10" style:family="text">
      <style:text-properties style:text-line-through-style="none" style:text-position="super 58%" style:font-name="Times New Roman" style:text-underline-style="none"/>
    </style:style>
    <style:style style:name="T11" style:family="text">
      <style:text-properties style:text-line-through-style="none" style:text-position="0% 100%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10_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3, FF 10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Salvation--Judaism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9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Is faith or righteousness the way of salvation?/</text:p>
      <text:p text:style-name="P2"/>
      <text:p text:style-name="P3">[Page 1]</text:p>
      <text:p text:style-name="P2">Brethren!/</text:p>
      <text:p text:style-name="P3">What is the mission of the pulpit? <text:s/>I answer: to furnish/ society with men and women rich in virtue, and to uphold/ human beings in the pursuit of virtue, by showing its/ identity with abiding happiness. <text:s/>It then follows, that/ to devote preaching exclusively or especially to the explaining/ of dogmas, is to misdirect the influence which the pulpit/ ought to exercise. <text:s/>For, the bare knowledge of doctrines will/ never befit men for the duties of life, <text:span text:style-name="T2">which</text:span><text:span text:style-name="T4"> the fulfilling of/ which is, after all, religion vitalized, religion practically/ reduced to action. <text:s/>Yet individuals who ought to be/ deeply imbued with this irrefutable truth, seem to ignore/ it altogether. <text:s/>From many a house of worship, a/ lament issues forth. <text:s/>It is the voice of the officiating/ minister that complains. <text:s/>Not so much because cor-/-ruption in high circles shamelessly stalks abroad. <text:s/>Not/ so much because whole sections in our large cities are/ infected with an atmosphere of vice and crime. <text:s/>But/ because men will, forsooth, forfeit eternal salvation by/ refusing assent to that creed, by rejecting the other/ peculiar dogma. <text:s/>Let us trust that in the/</text:span></text:p>
      <text:p text:style-name="P3"><text:span text:style-name="T4"/></text:p>
      <text:p text:style-name="P3"><text:span text:style-name="T4">[Page 2]</text:span></text:p>
      <text:p text:style-name="P3"><text:span text:style-name="T4">vineyard of the Lord of Israel, many such/ laborers are not to be found. <text:s/>That the Hebrew/ ministry, does not number many such members./ <text:s/>For the Jewish shepherd, who understands his calling,/ knows that Judaism does not make a life hereafter/ to depend simply upon the acceptance of doctrines,/ but </text:span><text:soft-page-break/><text:span text:style-name="T4">mainly on the performance of duties. <text:s/>According/ to its teaching, not they who believed the most, but/ they who acted the best will share the largest reward./ <text:s/>In fact, my Brethren! that grandest of all charts,/ the Decalogue, does not impose dogmas. <text:s/>It mereley[sic!]/ imparts rules of conduct. <text:s/>It is the remark of one/ of our deepest thinkers, that the document emanating/ from the summit of Sinai, does not say "I am the only/ everlasting God, the creator of heaven and earth. <text:s/>Believe/ in me, and you shall be saved." <text:s/>But it begins thus./ <text:s/>"I am the Lord Thy God who brought thee out of the land of/ Egypt, out of the house of bondage," meaning, I am He/ who has proved Himself Thy benefactor, and as Thou owest/ me gratitude, therefore Thou shouldst worship me exclusively./ <text:s/>Hence follows "Thou shalt not have any other god before me"/ viz: while I, the Eternal, am existing./</text:span></text:p>
      <text:p text:style-name="P3"><text:span text:style-name="T4"/></text:p>
      <text:p text:style-name="P3"><text:span text:style-name="T4">[Page 3]</text:span></text:p>
      <text:p text:style-name="P3"><text:span text:style-name="T4">Even the acknowledgment of the Unity, which it behooves/ us daily to bear on our lips, contains, properly speaking, no/ declaration of faith. <text:s/>Mark its words, my brethren [Hebrew]/ [Hebrew] "</text:span><text:span text:style-name="T5">Hear</text:span><text:span text:style-name="T6"> O Israel, Adona</text:span><text:span text:style-name="T7">ï</text:span><text:span text:style-name="T8"> is our God, Adona</text:span><text:span text:style-name="T7">ï</text:span><text:span text:style-name="T8">/ is one" [Hebrew], which in the original Hebrew conveys/ the sense <text:s/>both of hearing and </text:span><text:span text:style-name="T9">understanding</text:span><text:span text:style-name="T8">, is the term/ employed in the text. <text:s/>Moses seeing his end approach, called/ upon the people, whom he had, during forty weary years in-/-structed, to fit their minds for the reception of the all-/important truth; that the Divinity they worship--Adona</text:span><text:span text:style-name="T7">ï</text:span><text:span text:style-name="T8">/ the essence of goodness and mercy [Hebrew], is an indivisible/ Unity. <text:s/>And when after having sketched the history/ of their past derelictions he addressed them regarding the/ line of conduct they should follow, he spoke in this manner./ <text:s/>"And now O Israel! what does the Lord Thy God ask of thee?/ <text:s/>But only to fear (reverence) the Lord Thy God, to walk in/ all his ways, and to love him, and to serve the Lord Thy God/ with all thy heart and with all thy soul; to keep/ the commandments of the Lord and his statutes, which I/ command thee this day, </text:span><text:span text:style-name="T9">for thine own good</text:span><text:span text:style-name="T8">" [Hebrew]./</text:span></text:p>
      <text:p text:style-name="P3"><text:span text:style-name="T8"/></text:p>
      <text:p text:style-name="P3"><text:span text:style-name="T8">[Page 4]</text:span></text:p>
      <text:p text:style-name="P3"><text:span text:style-name="T8">Again, making human happiness to result from/ deeds of righteousness, from practices which may create/ a spiritual affinity, as it were, between man and God./ <text:s/>I scarcely need quote in your presence the beautiful/ description of the life of him who shall abide in the tents/ of the Lord, and dwell in His holy mountain: and the/ other equally sublime of the individual who shall ascend/ the hill of the Most High, and stand erect in His sacred/ habitation. <text:s/>The 15</text:span><text:span text:style-name="T10">th</text:span><text:span text:style-name="T11"> and 24</text:span><text:span text:style-name="T10">th</text:span><text:span text:style-name="T11"> psalms of David, have/ opened to your views that picture of the purest, the noblest/ of human characters, because shapen in the mould of virtue./ <text:s/>Nor can you have read unreflecti</text:span><text:span text:style-name="T3">ng</text:span><text:span text:style-name="T11">vely the delineation,/ which Isaiah in his impassioned eloquence has left, of/ the inhabitant of Zion, who alone could escape the fiery/ chastisement impending, who would be uplifted on/ impregnable rocks, when all yeilded[sic!] to a sweeping/ destruction, even of him who clings to righteousness, and/ speaks only uprightness, who despises the wealth gotten by/ fraud, who shakes his hands that they may not hold/ bribe, who closes his ears that they may not listen/ to foul speaking, who shuts his eyes that they may/ not behold evil doings./</text:span></text:p>
      <text:p text:style-name="P3"><text:span text:style-name="T11"/></text:p>
      <text:p text:style-name="P3"><text:span text:style-name="T11">[Page 5]</text:span></text:p>
      <text:p text:style-name="P3"><text:span text:style-name="T11">But not to weary you with many quotations in order/ to substantiate my assertion, let me point to the triple/ key which will effectually unlock the portals of paradise./ <text:s/>Micah has presented </text:span><text:span text:style-name="T3">to</text:span><text:span text:style-name="T11"> it to each of us. <text:s/>It is justice,/ mercy, humility. <text:s/>Not the declaration of dogmas, can/ give us </text:span><text:span text:style-name="T3">a</text:span><text:span text:style-name="T11"> free access to eternity, but our having stood up/ for right, our having exercised kindness, our having presumed/ nothing, but trusted implicitly in the Lord. <text:s/>The prophets/ of old do not set forth the monstrous theory, that honesty/ is useless, virtue a futile exercise, unless accompanied/ with the professor of a doctrinal belief. <text:s/>Deeds and not/ creeds, brotherly affection, and not a mere confession, are/ essentials in Judaism./</text:span></text:p>
      <text:p text:style-name="P3"><text:span text:style-name="T11">But I imagine I seem some of you, my Brethren, look/ with astonishment. <text:s/>They could not credit, that I, professing/ what is styled orthodoxy, would advance ideas which/ to them appear heretical. <text:s/>They ask: "Do we not possess/ thirteen creeds, as leading points in our religion, and/ a denial of which, according </text:span><text:soft-page-break/><text:span text:style-name="T11">to our Sages, is a forfeiture of/ heavenly bliss? <text:s/>Can you then teach that goodness and/ rectitude are all sufficient as means of salvation?"/ <text:s/>My zealous Brethren! <text:s/>Be not rash in your judgment./</text:span></text:p>
      <text:p text:style-name="P3"><text:span text:style-name="T11"/></text:p>
      <text:p text:style-name="P3"><text:span text:style-name="T11">[Page 6]</text:span></text:p>
      <text:p text:style-name="P3"><text:span text:style-name="T11">To deny a truth, and to consider it a bare abstraction,/ of no positive </text:span><text:span text:style-name="T3">bef</text:span><text:span text:style-name="T11"> benefit, of no practical advantage,/ in carrying out the rules which should govern our/ conduct as responsible beings, are things entirely/ distinct. <text:s/>I admit without any reservation, that the/ thirteen creeds condensed in the hymn</text:span><text:span text:style-name="T3">s</text:span><text:span text:style-name="T11"> chaunted on the/ eve of the Sabbath and festivals, are evolved from the/ scriptures, and as such they claim our ready acceptance./ <text:s/>I admit further that notwithstanding the opposition/ Maimonides met with for having dogmatized[sic!] Judaism,/ and bound it, so to say, within narrow limits, he/ deserves well of all posterity; because he offered a support/ and a comforting hope to many incapable by themselves/ of drawing from Holy Writ the verities he imparted./ <text:s/>But what I contend for is, that adhesion to doctrines alone,/ will not bring us a step nearer to heaven; that, if I/ understand my religion rightly (and may God illumine/ my spirit if I am in error) the maxim "believe and/ be saved" ought to be substituted by another, which reads/ so "act well, and you will be happy"; in a/</text:span></text:p>
      <text:p text:style-name="P3"><text:span text:style-name="T11"/></text:p>
      <text:p text:style-name="P3"><text:span text:style-name="T11">[Page 7]</text:span></text:p>
      <text:p text:style-name="P3"><text:span text:style-name="T11">word, that righteousness, charity, and not/ the rehearsal of articles of faith, will be the bark that/ shall carry us safely to the land of spirits./</text:span></text:p>
      <text:p text:style-name="P3"><text:span text:style-name="T11">These remarks, my dear Brethren! were lately suggested/ to my mind, by a perusal of a series of lectures, bearing/ on the question of the Messiahship from a Jewish/ stand-point, and by that of others on the same topic;/ directed to "the lost </text:span><text:span text:style-name="T3">sc</text:span><text:span text:style-name="T11"> sheep, the house of Israel," whose/ rejection of a divine messiah, is a cause of deep concern/ to our Nazarene neighbors. <text:s/>I feel no hesitation in/ acknowledging that the </text:span><text:span text:style-name="T3">press</text:span><text:span text:style-name="T11"> pulpit is misused, alike/ by the Israelite, and by the Gentile preacher, when/ specially devoted to subjects so abstruse and so profitless/ in their issue. <text:s/>If it be correct, as doubtless it is,/ for ministers to make those in their own fold, acquainted/ with the passages of Scripture which, according to the/ most accredited expositors, allude to the advent of a/ redeemer. <text:s/>If it be consistent with their vocations, to/ explain before their own flock, the doctrines of their/ respective denominations, it cannot in either side,/ promote the end of real religion, frequently to discuss/ subjects, the drift of which may be to awake ill-feelings/</text:span></text:p>
      <text:p text:style-name="P3"><text:span text:style-name="T11"/></text:p>
      <text:p text:style-name="P3"><text:span text:style-name="T11">[Page 8]</text:span></text:p>
      <text:p text:style-name="P3"><text:span text:style-name="T11">between man and man. <text:s/>I mean, to render the pulpit/ the arena of religious contests. <text:s/>Fortunately, we/ Israelites can scarce be charged with being aggressors./ <text:s/>We generally stand on self-defense. <text:s/>But verily, me-/thinks I perceive the cause of much of the prejudice/ rankling in the breasts of individuals attached to various/ creeds, much of the </text:span><text:span text:style-name="T3">w</text:span><text:span text:style-name="T11"> ill-will existing to the mistaken/ zeal of the ministers. <text:s/>Were the latter thoroughly to/ understand their mission, they would speak less of theo-/-logy and more of universal charity. <text:s/>They would instruct/ their hearers in the duties of life, they would strive to extirpate/ vice, to check intemperance, to lower the standard of/ corruption raised in high places, and, while enforcing the/ observances of their church, they would nevertheless never/ lose sight of the direction drawn from the words of Malachi/ speaking of the duties of the priests, he says "The law of truth/ is in his mouth, iniquity is not found upon his lips, he/ walks with God peacefully and uprightly, and many/ he does recall from sin." <text:s/>Such is the charge/ of the good shepherd, happy they to whom he administers./</text:span></text:p>
      <text:p text:style-name="P3"><text:span text:style-name="T11"/></text:p>
      <text:p text:style-name="P3"><text:span text:style-name="T11">[Page 9]</text:span></text:p>
      <text:p text:style-name="P3"><text:span text:style-name="T11"><text:tab/>And you, my dear Brethren, let my lesson be deepened/ in your hearts. <text:s/>Learn all the dogmas, all the precepts,/ all the traditions of your faith; that you may be able/ to defend them when attacked. <text:s/>But avoid angry discussions./ <text:s/>Tell every man fearlessly the belief to which you/ adhere, a belief, the principles of which you may/ not be ashamed to acknowledge, if you but under-/stand their sublimity. <text:s/></text:span><text:soft-page-break/><text:span text:style-name="T11">But tell likewise all human/ beings, that because you believe in Judaism; you do/ believe that all can be saved, who "exercise justice,/ love mercy, and walk humbly with God."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31T11:16:13.69</meta:creation-date>
    <meta:document-statistic meta:table-count="0" meta:image-count="0" meta:object-count="0" meta:page-count="5" meta:paragraph-count="83" meta:word-count="1865" meta:character-count="11367"/>
    <dc:date>2013-01-31T12:05:26.11</dc:date>
    <meta:editing-duration>PT10S</meta:editing-duration>
    <meta:editing-cycles>1</meta:editing-cycles>
    <meta:generator>OpenOffice.org/3.4.1$Win32 OpenOffice.org_project/341m1$Build-9593</meta:generator>
  </office:meta>
</office:document-meta>
</file>